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Plugin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lugin.ForrestPlu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restPlugin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Plugin.setForrestHome( String forrest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Plugin.getResourceString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restPlugin.initializeDefaultPreferences( IPreferenceStore stor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orrestPlugin.get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stPlugin.configure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